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Consolas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4cm" fo:margin-bottom="0cm" fo:text-align="justify"/>
    </style:style>
    <style:style style:name="P7" style:family="paragraph">
      <style:paragraph-properties fo:text-align="justify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 &amp; <text:s/>mitig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2" draw:layer="layout" svg:width="19.5cm" svg:height="8.506cm" svg:x="8cm" svg:y="4.998cm">
          <draw:text-box>
            <text:p><text:span text:style-name="T1"># <text:s text:c="7"/>_ _ <text:s text:c="2"/>_ _ _ <text:s text:c="5"/>_</text:span></text:p>
            <text:p><text:span text:style-name="T1"># <text:s text:c="6"/>/ <text:s text:c="2"/>) / _ _ ) <text:s/>_ \ )</text:span></text:p>
            <text:p><text:span text:style-name="T1"># <text:s text:c="5"/>/ (| |/ / <text:s/>_ _ \ ) \ \</text:span></text:p>
            <text:p><text:span text:style-name="T1"># <text:s text:c="4"/>/ <text:s/>_ <text:s text:c="3"/>( <text:s/>(_ <text:s/>) \ \ \ \</text:span></text:p>
            <text:p><text:span text:style-name="T1"># <text:s text:c="3"/>/ / <text:s/>| |\ \ _ ) <text:s/>\_) \_) \</text:span></text:p>
            <text:p><text:span text:style-name="T1"># <text:s text:c="2"/>(_/ <text:s text:c="2"/>|_| \ _ _ /\ _ _ _ _ )</text:span></text:p>
            <text:p><text:span text:style-name="T1"># <text:s text:c="2"/>Anthropogenic Global Warming</text:span></text:p>
            <text:p><text:span text:style-name="T1"># --------------------------------</text:span></text:p>
            <text:p><text:span text:style-name="T1"/></text:p>
            <text:p><text:span text:style-name="T1">include &lt;agw.h&gt;</text:span></text:p>
            <text:p><text:span text:style-name="T2">from org.agw import eea, mph, </text:span><text:span text:style-name="T1">eco, clm, gwm, pbs, ...</text:span></text:p>
            <text:p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wh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larchies</text:p>
                <text:list>
                  <text:list-item>
                    <text:p>Reductionist networks and dependencies, vertical</text:p>
                  </text:list-item>
                </text:list>
              </text:list-item>
              <text:list-item>
                <text:p><text:span text:style-name="T3">Heterarchies</text:span></text:p>
                <text:list>
                  <text:list-item>
                    <text:p>Same scale networks and dependencies, horizontal</text:p>
                  </text:list-item>
                </text:list>
              </text:list-item>
              <text:list-item>
                <text:p><text:span text:style-name="T3">Feedback loops</text:span></text:p>
                <text:list>
                  <text:list-item>
                    <text:p>Complex systems, unintended consequences, 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-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vents → Practitioners → Decision Makers → Response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Server Clus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</text:p>
                <text:list>
                  <text:list-item>
                    <text:p>WMO, WHO, WFP, HCR, WWF, ITU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4"><text:span text:style-name="T4">Global tertiary education, UCL, Imperial, Reading, … from </text:span>as many nations as possible</text:p>
                  </text:list-item>
                  <text:list-item>
                    <text:p>Third sector, Médecins Sans Frontières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, locale community efforts, </text:p>
                  </text:list-item>
                  <text:list-item>
                    <text:p>Global maker community, global software engineers, global systems engineers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, nwp modelling</text:p>
              </text:list-item>
              <text:list-item>
                <text:p>Infrastructure, platform, applic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5">Global community</text:p>
                <text:list>
                  <text:list-item>
                    <text:p>Grantham, Potsdam, Climate Central, …</text:p>
                  </text:list-item>
                  <text:list-item>
                    <text:p>Copernicus, AU BOM, UK Met Office, …</text:p>
                  </text:list-item>
                  <text:list-item>
                    <text:p>Scientific research, tertiary education</text:p>
                  </text:list-item>
                  <text:list-item>
                    <text:p>Citizen science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rth system of systems ESS, </text:p>
                <text:list>
                  <text:list-item>
                    <text:p>Systems science, natural systems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 presentation:user-transformed="true">
          <draw:text-box>
            <text:p>AGW – System of systems domains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Earth SoS</text:p>
                <text:list>
                  <text:list-item>
                    <text:p>Climate/Weather</text:p>
                  </text:list-item>
                  <text:list-item>
                    <text:p>Ecology</text:p>
                  </text:list-item>
                  <text:list-item>
                    <text:p>Hydrosphere</text:p>
                  </text:list-item>
                  <text:list-item>
                    <text:p>Biosphere</text:p>
                  </text:list-item>
                  <text:list-item>
                    <text:p>Geosphe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nthropogenic SoS</text:p>
                <text:list>
                  <text:list-item>
                    <text:p>Energy</text:p>
                  </text:list-item>
                  <text:list-item>
                    <text:p>Housing</text:p>
                  </text:list-item>
                  <text:list-item>
                    <text:p>Transport</text:p>
                  </text:list-item>
                  <text:list-item>
                    <text:p>Health</text:p>
                  </text:list-item>
                  <text:list-item>
                    <text:p>Education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nomous Meteorological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 text:style-name="P6"><text:span text:style-name="T4">Climate, weather, extreme event attribution, planetary boundary science, <text:s/>Earth system science,</text:span></text:p>
                  </text:list-item>
                </text:list>
              </text:list-item>
              <text:list-item>
                <text:p text:style-name="P7">Joined up</text:p>
                <text:list>
                  <text:list-item>
                    <text:p text:style-name="P6"><text:span text:style-name="T4">Cross domain discipline and practitioner, medicine &amp; public health, epidemiology, crisis management, ecology, environment, <text:s/>education, agriculture, water, energy, logistics, transport, ...</text:span> </text:p>
                  </text:list-item>
                </text:list>
              </text:list-item>
              <text:list-item>
                <text:p text:style-name="P7">Hardware systems and software solutions</text:p>
                <text:list>
                  <text:list-item>
                    <text:p text:style-name="P7">Low cost commodit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ndar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, standards &amp; specifications</text:p>
                <text:list>
                  <text:list-item>
                    <text:p>Multilateralism, common roadmap, actual case, macro, current (steady) state, production, responsive</text:p>
                  </text:list-item>
                </text:list>
              </text:list-item>
              <text:list-item>
                <text:p>Middle out, ontology &amp; <text:s/>formalisation</text:p>
                <text:list>
                  <text:list-item>
                    <text:p>Use case specialisation, multidisciplinary, best case, meso, next (change) state, test and quality assurance, proactive</text:p>
                  </text:list-item>
                </text:list>
              </text:list-item>
              <text:list-item>
                <text:p>Bottom up, novel solutions &amp; approaches</text:p>
                <text:list>
                  <text:list-item>
                    <text:p><text:span text:style-name="T4">Outside the box, mix &amp; match, off piste, </text:span>good enough, micro, future (vision) state, development, innov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lutions hub, cross fertilisation of ideas</text:p>
                <text:list>
                  <text:list-item>
                    <text:p>One hub programme many project solutions</text:p>
                  </text:list-item>
                  <text:list-item>
                    <text:p>See Apache Foundation &amp; Linux Foundation &amp; GNU &amp; other foss project process governance examples, seek governance guidance from same, </text:p>
                  </text:list-item>
                </text:list>
              </text:list-item>
              <text:list-item>
                <text:p>Iterative &amp; incremental</text:p>
              </text:list-item>
              <text:list-item>
                <text:p>Rapid onboarding and maturation of materially useful innovative solutions</text:p>
              </text:list-item>
              <text:list-item>
                <text:p>Don’t reinvent the wheel</text:p>
                <text:list>
                  <text:list-item>
                    <text:p>Use of existing FOSS &amp; FOSH where possible</text:p>
                  </text:list-item>
                </text:list>
              </text:list-item>
              <text:list-item>
                <text:p>&lt;todo: continue to fill out content, 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use c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obal secondary school interactive projects</text:p>
              </text:list-item>
              <text:list-item>
                <text:p>Uplift in maturity of global (south &amp; north) meteorology capability</text:p>
              </text:list-item>
              <text:list-item>
                <text:p text:style-name="P5"><text:span text:style-name="T3">Tailoring of solutions for domain specific and locale specific weather station capability, i.e. refugee centre public health</text:span></text:p>
              </text:list-item>
              <text:list-item>
                <text:p>Deployment workflow for UK Met Office Home NWP model on Rpi Ubuntu Cluster</text:p>
              </text:list-item>
              <text:list-item>
                <text:p>Something for anyone to contribute to in the next zoonotic transfer global pandemic lockdown</text:p>
              </text:list-item>
              <text:list-item>
                <text:p>And so on, others tbd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- technology stack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Raspberry Pi, other low cost similar options</text:p>
                <text:list>
                  <text:list-header>
                    <text:p>Single board computer, microcontroller</text:p>
                  </text:list-header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Linux Foundation</text:p>
              </text:list-item>
              <text:list-item>
                <text:p>Apache Foundation</text:p>
              </text:list-item>
              <text:list-item>
                <text:p>Others tbd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Candidate stack 01 left, other tbd</text:p>
                <text:list>
                  <text:list-item>
                    <text:p>stack 02</text:p>
                  </text:list-item>
                  <text:list-item>
                    <text:p>stack 03</text:p>
                  </text:list-item>
                  <text:list-item>
                    <text:p>stack N</text:p>
                  </text:list-item>
                  <text:list-item>
                    <text:p>stack N+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enterprise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Business</text:p>
                <text:list>
                  <text:list-item>
                    <text:p/>
                  </text:list-item>
                </text:list>
              </text:list-item>
              <text:list-item>
                <text:p>Data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pplication</text:p>
                <text:list>
                  <text:list-item>
                    <text:p/>
                  </text:list-item>
                </text:list>
              </text:list-item>
              <text:list-item>
                <text:p>Technology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solution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Software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System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en.wikipedia.org/wiki/Perfect_is_the_enemy_of_good</text:p>
              </text:list-item>
              <text:list-item>
                <text:p>https://hbr.org/tip/2020/02/dont-let-perfect-be-the-enemy-of-goo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8T19:20:12.656000000</meta:creation-date>
    <dc:date>2025-07-27T07:56:53.497000000</dc:date>
    <meta:editing-duration>PT15H39M7S</meta:editing-duration>
    <meta:editing-cycles>62</meta:editing-cycles>
    <meta:generator>LibreOffice/24.2.5.2$Windows_X86_64 LibreOffice_project/bffef4ea93e59bebbeaf7f431bb02b1a39ee8a59</meta:generator>
    <meta:document-statistic meta:object-count="97"/>
  </office:meta>
</office:document-meta>
</file>